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png" manifest:full-path="Pictures/10000201000001B2000002ECA40C1B41.png"/>
  <manifest:file-entry manifest:media-type="image/png" manifest:full-path="Pictures/10000000000003F40000023F2C16C3C9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58cm" fo:min-width="1.872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0.3cm"/>
    </style:style>
    <style:style style:name="gr7" style:family="graphic" style:parent-style-name="objectwithoutfill">
      <style:graphic-properties svg:stroke-width="0cm" svg:stroke-color="#ff0000" draw:marker-start-width="0.2cm" draw:marker-end="Arrow" draw:marker-end-width="0.3cm" draw:fill="none" draw:textarea-vertical-align="middle" fo:padding-top="0.125cm" fo:padding-bottom="0.125cm" fo:padding-left="0.25cm" fo:padding-right="0.25cm"/>
    </style:style>
    <style:style style:name="gr8" style:family="graphic" style:parent-style-name="objectwithoutfill">
      <style:graphic-properties svg:stroke-color="#ff0000" draw:marker-end="Arrow" draw:marker-end-width="0.3cm" draw:fill="none" draw:textarea-vertical-align="middle"/>
    </style:style>
    <style:style style:name="pr1" style:family="presentation" style:parent-style-name="標準-title">
      <style:graphic-properties fo:min-height="3.506cm"/>
    </style:style>
    <style:style style:name="pr2" style:family="presentation" style:parent-style-name="標準-outline1">
      <style:graphic-properties fo:min-height="13.859cm"/>
    </style:style>
    <style:style style:name="pr3" style:family="presentation" style:parent-style-name="標準-notes">
      <style:graphic-properties draw:fill-color="#ffffff" fo:min-height="13.364cm"/>
    </style:style>
    <style:style style:name="pr4" style:family="presentation" style:parent-style-name="標準-outline1">
      <style:graphic-properties fo:min-height="1.182cm"/>
    </style:style>
    <style:style style:name="pr5" style:family="presentation" style:parent-style-name="標準-outline1">
      <style:graphic-properties fo:min-height="12.18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36pt" style:font-size-asian="36pt" style:font-size-complex="36pt"/>
    </style:style>
    <style:style style:name="P3" style:family="paragraph">
      <style:text-properties fo:font-size="60pt" style:font-size-asian="60pt" style:font-size-complex="60pt"/>
    </style:style>
    <style:style style:name="P4" style:family="paragraph">
      <style:text-properties fo:font-size="30pt" style:font-size-asian="30pt" style:font-size-complex="30pt"/>
    </style:style>
    <style:style style:name="P5" style:family="paragraph">
      <style:text-properties fo:font-size="25pt" style:font-size-asian="25pt" style:font-size-complex="25pt"/>
    </style:style>
    <style:style style:name="P6" style:family="paragraph">
      <style:text-properties fo:font-weight="normal" style:font-weight-asian="normal" style:font-weight-complex="normal"/>
    </style:style>
    <style:style style:name="P7" style:family="paragraph">
      <style:text-properties style:font-size-asian="20pt"/>
    </style:style>
    <style:style style:name="T1" style:family="text">
      <style:text-properties fo:font-size="75pt" style:font-size-asian="75pt" style:font-size-complex="75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36pt" style:font-size-asian="36pt" style:font-size-complex="36pt"/>
    </style:style>
    <style:style style:name="T4" style:family="text">
      <style:text-properties fo:font-size="60pt" style:font-size-asian="60pt" style:font-size-complex="60pt"/>
    </style:style>
    <style:style style:name="T5" style:family="text">
      <style:text-properties fo:font-size="30pt" style:font-size-asian="30pt" style:font-size-complex="30pt"/>
    </style:style>
    <style:style style:name="T6" style:family="text">
      <style:text-properties fo:font-size="25pt" style:font-size-asian="25pt" style:font-size-complex="25pt"/>
    </style:style>
    <style:style style:name="T7" style:family="text">
      <style:text-properties fo:font-size="25pt" fo:font-weight="normal" style:font-size-asian="25pt" style:font-weight-asian="normal" style:font-size-complex="25pt" style:font-weight-complex="normal"/>
    </style:style>
    <style:style style:name="T8" style:family="text">
      <style:text-properties fo:font-size="44pt" style:font-size-asian="44pt" style:font-size-complex="44pt"/>
    </style:style>
    <style:style style:name="T9" style:family="text">
      <style:text-properties fo:font-family="Arial" style:font-family-generic="roman" style:font-pitch="variable" style:font-family-asian="Arial" style:font-family-generic-asian="roman" style:font-pitch-asian="variable" style:font-family-complex="Arial" style:font-family-generic-complex="roman" style:font-pitch-complex="variable"/>
    </style:style>
    <style:style style:name="T10" style:family="text">
      <style:text-properties fo:font-family="'ヒラギノ明朝 ProN W3'" style:font-pitch="variable" style:font-family-asian="'ヒラギノ明朝 ProN W3'" style:font-pitch-asian="variable" style:font-family-complex="'ヒラギノ明朝 ProN W3'" style:font-pitch-complex="variabl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0" draw:style-name="dp1" draw:master-page-name="標準" presentation:presentation-page-layout-name="AL1T1">
        <draw:frame draw:style-name="gr1" draw:text-style-name="P1" draw:layer="layout" svg:width="19.123cm" svg:height="4.468cm" svg:x="4.439cm" svg:y="4.676cm">
          <draw:text-box>
            <text:p text:style-name="P1"><text:span text:style-name="T1">PowerArea</text:span></text:p>
            <text:p text:style-name="P1"><text:span text:style-name="T2">~</text:span><text:span text:style-name="T2">あなたのパワースポット探します</text:span><text:span text:style-name="T2">~</text:span></text:p>
          </draw:text-box>
        </draw:frame>
        <draw:frame draw:style-name="gr1" draw:text-style-name="P2" draw:layer="layout" svg:width="11.446cm" svg:height="4.517cm" svg:x="8.874cm" svg:y="12.192cm">
          <draw:text-box>
            <text:p text:style-name="P1"><text:span text:style-name="T3">125705G </text:span><text:span text:style-name="T3">松本博希</text:span></text:p>
            <text:p text:style-name="P1"><text:span text:style-name="T3">125719G </text:span><text:span text:style-name="T3">長倉貴洋</text:span></text:p>
            <text:p text:style-name="P1"><text:span text:style-name="T3">125764B </text:span><text:span text:style-name="T3">与那嶺俊</text:span></text:p>
          </draw:text-box>
        </draw:frame>
      </draw:page>
      <draw:page draw:name="page0" draw:style-name="dp1" draw:master-page-name="標準" presentation:presentation-page-layout-name="AL1T1">
        <office:forms form:automatic-focus="false" form:apply-design-mode="false"/>
        <draw:frame presentation:style-name="pr1" draw:text-style-name="P3" draw:layer="layout" svg:width="25.199cm" svg:height="3.506cm" svg:x="1.4cm" svg:y="0.837cm" presentation:class="title">
          <draw:text-box>
            <text:p><text:span text:style-name="T4">概要</text:span></text:p>
          </draw:text-box>
        </draw:frame>
        <draw:frame presentation:style-name="pr2" draw:text-style-name="P4" draw:layer="layout" svg:width="25.199cm" svg:height="13.859cm" svg:x="1.4cm" svg:y="4.343cm" presentation:class="outline" presentation:user-transformed="true">
          <draw:text-box>
            <text:list text:style-name="L3">
              <text:list-item>
                <text:p><text:span text:style-name="T5">iOS</text:span><text:span text:style-name="T5">アプリケーションと連動する</text:span><text:span text:style-name="T5">Web</text:span><text:span text:style-name="T5">サービス</text:span></text:p>
              </text:list-item>
              <text:list-item>
                <text:p><text:span text:style-name="T5">自分が体験した出来事を</text:span><text:span text:style-name="T5">GoogleMap</text:span><text:span text:style-name="T5">上に残す</text:span></text:p>
              </text:list-item>
              <text:list-item>
                <text:p><text:span text:style-name="T5">地図上に記したスポットを元に自分だけのパワースポットを見つける。</text:span></text:p>
              </text:list-item>
            </text:list>
          </draw:text-box>
        </draw:frame>
        <draw:frame draw:style-name="gr2" draw:text-style-name="P1" draw:layer="layout" svg:width="14.986cm" svg:height="8.636cm" svg:x="11.938cm" svg:y="11.43cm">
          <draw:image xlink:href="Pictures/10000000000003F40000023F2C16C3C9.png" xlink:type="simple" xlink:show="embed" xlink:actuate="onLoad">
            <text:p/>
          </draw:image>
        </draw:frame>
        <draw:frame draw:style-name="gr3" draw:text-style-name="P1" draw:layer="layout" svg:width="6.113cm" svg:height="10.16cm" svg:x="3.793cm" svg:y="10.414cm">
          <draw:image xlink:href="Pictures/10000201000001B2000002ECA40C1B41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標準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画面説明<text:tab/></text:p>
          </draw:text-box>
        </draw:frame>
        <draw:frame presentation:style-name="pr4" draw:text-style-name="P5" draw:layer="layout" svg:width="9.014cm" svg:height="1.182cm" svg:x="-0.254cm" svg:y="5.168cm" presentation:class="outline" presentation:user-transformed="true">
          <draw:text-box>
            <text:list text:style-name="L3">
              <text:list-header>
                <text:p><text:span text:style-name="T6">Good</text:span><text:span text:style-name="T6">・</text:span><text:span text:style-name="T6">Bad</text:span><text:span text:style-name="T6">ボタン</text:span></text:p>
              </text:list-header>
            </text:list>
          </draw:text-box>
        </draw:frame>
        <draw:frame presentation:style-name="pr1" draw:layer="layout" svg:width="25.199cm" svg:height="3.506cm" svg:x="1.401cm" svg:y="0.837cm" presentation:class="title" presentation:user-transformed="true">
          <draw:text-box>
            <text:p>画面説明<text:tab/></text:p>
          </draw:text-box>
        </draw:frame>
        <draw:frame presentation:style-name="pr1" draw:layer="layout" svg:width="25.199cm" svg:height="3.506cm" svg:x="1.401cm" svg:y="0.837cm" presentation:class="title" presentation:user-transformed="true">
          <draw:text-box>
            <text:p>画面説明<text:tab/></text:p>
          </draw:text-box>
        </draw:frame>
        <draw:frame draw:style-name="gr5" draw:text-style-name="P6" draw:layer="layout" svg:width="6.649cm" svg:height="1.132cm" svg:x="1.225cm" svg:y="9.652cm">
          <draw:text-box>
            <text:p><text:span text:style-name="T7">カテゴリボタン</text:span></text:p>
          </draw:text-box>
        </draw:frame>
        <draw:frame draw:style-name="gr6" draw:text-style-name="P5" draw:layer="layout" svg:width="2.267cm" svg:height="1.132cm" svg:x="22.352cm" svg:y="8.266cm">
          <draw:text-box>
            <text:p><text:span text:style-name="T6">場所</text:span></text:p>
          </draw:text-box>
        </draw:frame>
        <draw:frame draw:style-name="gr1" draw:text-style-name="P5" draw:layer="layout" svg:width="5.743cm" svg:height="1.132cm" svg:x="1.27cm" svg:y="14.108cm">
          <draw:text-box>
            <text:p><text:span text:style-name="T6">一言テキスト</text:span></text:p>
          </draw:text-box>
        </draw:frame>
        <draw:frame draw:style-name="gr1" draw:text-style-name="P5" draw:layer="layout" svg:width="4.884cm" svg:height="1.132cm" svg:x="20.828cm" svg:y="14.108cm">
          <draw:text-box>
            <text:p><text:span text:style-name="T6">送信ボタン</text:span></text:p>
          </draw:text-box>
        </draw:frame>
        <draw:frame draw:style-name="gr2" draw:text-style-name="P1" draw:layer="layout" svg:width="9.669cm" svg:height="16.665cm" svg:x="10.16cm" svg:y="4.064cm">
          <draw:image xlink:href="Pictures/10000201000001B2000002ECA40C1B41.png" xlink:type="simple" xlink:show="embed" xlink:actuate="onLoad">
            <text:p/>
          </draw:image>
        </draw:frame>
        <draw:line draw:style-name="gr7" draw:text-style-name="P1" draw:layer="layout" svg:x1="20.828cm" svg:y1="14.732cm" svg:x2="17.272cm" svg:y2="16.256cm">
          <text:p/>
        </draw:line>
        <draw:line draw:style-name="gr8" draw:text-style-name="P1" draw:layer="layout" svg:x1="22.352cm" svg:y1="8.89cm" svg:x2="17.018cm" svg:y2="11.176cm">
          <text:p/>
        </draw:line>
        <draw:line draw:style-name="gr8" draw:text-style-name="P1" draw:layer="layout" svg:x1="7.013cm" svg:y1="14.732cm" svg:x2="10.922cm" svg:y2="13.716cm">
          <text:p/>
        </draw:line>
        <draw:line draw:style-name="gr8" draw:text-style-name="P1" draw:layer="layout" svg:x1="8.76cm" svg:y1="5.842cm" svg:x2="11.43cm" svg:y2="6.096cm">
          <text:p/>
        </draw:line>
        <draw:line draw:style-name="gr8" draw:text-style-name="P1" draw:layer="layout" svg:x1="8.76cm" svg:y1="5.588cm" svg:x2="15.748cm" svg:y2="5.842cm">
          <text:p/>
        </draw:line>
        <draw:line draw:style-name="gr8" draw:text-style-name="P1" draw:layer="layout" svg:x1="7.874cm" svg:y1="10.16cm" svg:x2="10.922cm" svg:y2="8.89cm">
          <text:p/>
        </draw:lin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0" draw:style-name="dp1" draw:master-page-name="標準" presentation:presentation-page-layout-name="AL1T1">
        <draw:frame presentation:style-name="pr1" draw:layer="layout" svg:width="25.199cm" svg:height="3.506cm" svg:x="1.4cm" svg:y="0.837cm" presentation:class="title">
          <draw:text-box>
            <text:p>プログラムの内部処理<text:span text:style-name="T8">(1)</text:span>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list text:style-name="L3">
              <text:list-item>
                <text:p>モバイル側</text:p>
                <text:p>iOSの位置情報取得機能を用いて現在地の</text:p>
                <text:p>緯度・経度を取得し、それらに様々なステータス情報を付加してウェブサーバーに送信。</text:p>
                <text:p>ウェブサーバーとのデータのやり取りはHTTPメソッドを用いる。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標準" presentation:presentation-page-layout-name="AL1T1">
        <draw:frame presentation:style-name="pr1" draw:layer="layout" svg:width="25.199cm" svg:height="3.506cm" svg:x="1.4cm" svg:y="0.837cm" presentation:class="title">
          <draw:text-box>
            <text:p>プログラムの内部処理<text:span text:style-name="T8">(2)</text:span></text:p>
          </draw:text-box>
        </draw:frame>
        <draw:frame presentation:style-name="pr5" draw:layer="layout" svg:width="25.199cm" svg:height="12.196cm" svg:x="1.4cm" svg:y="4.914cm" presentation:class="outline" presentation:user-transformed="true">
          <draw:text-box>
            <text:list text:style-name="L3">
              <text:list-item>
                <text:p>サーバー側</text:p>
                <text:p><text:span text:style-name="T9">Ruby on Rails </text:span><text:span text:style-name="T10">を用いてウェブサービスを構</text:span>築する。データベースへ送信された情報を取得し、Google Map APIを用いて地図上にパワースポットを表示する。</text:p>
                <text:p>また、Google Place APIを用いることで、現在地近辺の施設を検索し、それらの情報をモバイル側に送信する。</text:p>
                <text:p/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ヒラギノ明朝 ProN W3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_3f__3f_" style:display-name="??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text-outline="false" style:text-line-through-style="none" fo:font-family="'Arial Unicode MS'" style:font-family-generic="swiss" style:font-pitch="variable" fo:font-size="18pt" fo:font-style="normal" fo:text-shadow="none" style:text-underline-style="none" fo:font-weight="normal" style:letter-kerning="true" style:font-family-asian="'Arial Unicode MS'" style:font-family-generic-asian="swiss" style:font-pitch-asian="variable" style:font-size-asian="18pt" style:font-style-asian="normal" style:font-weight-asian="normal" style:font-family-complex="'Arial Unicode MS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3f__3f__3f__3f__3f__3f__3f__3f__3f__3f_" style:display-name="????????????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text-outline="false" style:text-line-through-style="none" fo:font-family="'Arial Unicode MS'" style:font-family-generic="swiss" style:font-pitch="variable" fo:font-size="18pt" fo:font-style="normal" fo:text-shadow="none" style:text-underline-style="none" fo:font-weight="normal" style:letter-kerning="true" style:font-family-asian="'Arial Unicode MS'" style:font-family-generic-asian="swiss" style:font-pitch-asian="variable" style:font-size-asian="18pt" style:font-style-asian="normal" style:font-weight-asian="normal" style:font-family-complex="'Arial Unicode MS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3f__3f__3f__3f__3f__3f__3f_" style:display-name="?????????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text-outline="false" style:text-line-through-style="none" fo:font-family="'Arial Unicode MS'" style:font-family-generic="swiss" style:font-pitch="variable" fo:font-size="18pt" fo:font-style="normal" fo:text-shadow="none" style:text-underline-style="none" fo:font-weight="normal" style:letter-kerning="true" style:font-family-asian="'Arial Unicode MS'" style:font-family-generic-asian="swiss" style:font-pitch-asian="variable" style:font-size-asian="18pt" style:font-style-asian="normal" style:font-weight-asian="normal" style:font-family-complex="'Arial Unicode MS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3f__3f__3f__3f__3f__3f__3f__3f__3f__3f__3f_" style:display-name="?????????????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text-outline="false" style:text-line-through-style="none" fo:font-family="'Arial Unicode MS'" style:font-family-generic="swiss" style:font-pitch="variable" fo:font-size="18pt" fo:font-style="normal" fo:text-shadow="none" style:text-underline-style="none" fo:font-weight="normal" style:letter-kerning="true" style:font-family-asian="'Arial Unicode MS'" style:font-family-generic-asian="swiss" style:font-pitch-asian="variable" style:font-size-asian="18pt" style:font-style-asian="normal" style:font-weight-asian="normal" style:font-family-complex="'Arial Unicode MS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3f__3f_" style:display-name="????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text-outline="false" style:text-line-through-style="none" fo:font-family="'Arial Unicode MS'" style:font-family-generic="swiss" style:font-pitch="variable" fo:font-size="18pt" fo:font-style="normal" fo:text-shadow="none" style:text-underline-style="none" fo:font-weight="normal" style:letter-kerning="true" style:font-family-asian="'Arial Unicode MS'" style:font-family-generic-asian="swiss" style:font-pitch-asian="variable" style:font-size-asian="18pt" style:font-style-asian="normal" style:font-weight-asian="normal" style:font-family-complex="'Arial Unicode MS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3f__3f__3f__3f_" style:display-name="??????" style:family="graphic">
      <style:paragraph-properties fo:margin-left="0cm" fo:margin-right="0cm" fo:margin-top="0cm" fo:margin-bottom="0cm" style:line-height-at-least="0.623cm" fo:text-align="start" fo:text-indent="0cm" style:text-autospace="none"/>
      <style:text-properties style:use-window-font-color="true" style:text-outline="false" style:text-line-through-style="none" fo:font-family="'Arial Unicode MS'" style:font-family-generic="swiss" style:font-pitch="variable" fo:font-size="18pt" fo:font-style="normal" fo:text-shadow="none" style:text-underline-style="none" fo:font-weight="normal" style:letter-kerning="true" style:font-family-asian="'Arial Unicode MS'" style:font-family-generic-asian="swiss" style:font-pitch-asian="variable" style:font-size-asian="18pt" style:font-style-asian="normal" style:font-weight-asian="normal" style:font-family-complex="'Arial Unicode MS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3f__3f__3f__3f__3f_" style:display-name="???????" style:family="graphic">
      <style:paragraph-properties fo:margin-left="0cm" fo:margin-right="0cm" fo:margin-top="0cm" fo:margin-bottom="0cm" style:line-height-at-least="0.623cm" fo:text-indent="1.058cm" style:text-autospace="none"/>
      <style:text-properties style:use-window-font-color="true" style:text-outline="false" style:text-line-through-style="none" fo:font-family="'Arial Unicode MS'" style:font-family-generic="swiss" style:font-pitch="variable" fo:font-size="18pt" fo:font-style="normal" fo:text-shadow="none" style:text-underline-style="none" fo:font-weight="normal" style:letter-kerning="true" style:font-family-asian="'Arial Unicode MS'" style:font-family-generic-asian="swiss" style:font-pitch-asian="variable" style:font-size-asian="18pt" style:font-style-asian="normal" style:font-weight-asian="normal" style:font-family-complex="'Arial Unicode MS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3f__3f__20_1" style:display-name="???? 1" style:family="graphic">
      <style:paragraph-properties fo:margin-left="0cm" fo:margin-right="0cm" fo:margin-top="0cm" fo:margin-bottom="0cm" style:line-height-at-least="0.623cm" fo:text-align="center" fo:text-indent="0cm" style:text-autospace="none"/>
      <style:text-properties style:use-window-font-color="true" style:text-outline="false" style:text-line-through-style="none" fo:font-family="'Arial Unicode MS'" style:font-family-generic="swiss" style:font-pitch="variable" fo:font-size="18pt" fo:font-style="normal" fo:text-shadow="none" style:text-underline-style="none" fo:font-weight="normal" style:letter-kerning="true" style:font-family-asian="'Arial Unicode MS'" style:font-family-generic-asian="swiss" style:font-pitch-asian="variable" style:font-size-asian="18pt" style:font-style-asian="normal" style:font-weight-asian="normal" style:font-family-complex="'Arial Unicode MS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3f__3f__20_2" style:display-name="???? 2" style:family="graphic">
      <style:paragraph-properties fo:margin-left="0cm" fo:margin-right="0.351cm" fo:margin-top="0.178cm" fo:margin-bottom="0.178cm" style:line-height-at-least="0.623cm" fo:text-align="center" fo:text-indent="0cm" style:text-autospace="none"/>
      <style:text-properties style:use-window-font-color="true" style:text-outline="false" style:text-line-through-style="none" fo:font-family="'Arial Unicode MS'" style:font-family-generic="swiss" style:font-pitch="variable" fo:font-size="18pt" fo:font-style="normal" fo:text-shadow="none" style:text-underline-style="none" fo:font-weight="normal" style:letter-kerning="true" style:font-family-asian="'Arial Unicode MS'" style:font-family-generic-asian="swiss" style:font-pitch-asian="variable" style:font-size-asian="18pt" style:font-style-asian="normal" style:font-weight-asian="normal" style:font-family-complex="'Arial Unicode MS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3f_" style:display-name="???" style:family="graphic">
      <style:paragraph-properties fo:margin-left="0cm" fo:margin-right="0cm" fo:margin-top="0.741cm" fo:margin-bottom="0.37cm" style:line-height-at-least="0.623cm" fo:text-indent="0cm" style:text-autospace="none"/>
      <style:text-properties style:use-window-font-color="true" style:text-outline="false" style:text-line-through-style="none" fo:font-family="'Arial Unicode MS'" style:font-family-generic="swiss" style:font-pitch="variable" fo:font-size="18pt" fo:font-style="normal" fo:text-shadow="none" style:text-underline-style="none" fo:font-weight="normal" style:letter-kerning="true" style:font-family-asian="'Arial Unicode MS'" style:font-family-generic-asian="swiss" style:font-pitch-asian="variable" style:font-size-asian="18pt" style:font-style-asian="normal" style:font-weight-asian="normal" style:font-family-complex="'Arial Unicode MS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3f__20_1" style:display-name="??? 1" style:family="graphic">
      <style:paragraph-properties fo:margin-left="0cm" fo:margin-right="0cm" fo:margin-top="0.741cm" fo:margin-bottom="0.37cm" style:line-height-at-least="0.623cm" fo:text-indent="0cm" style:text-autospace="none"/>
      <style:text-properties style:use-window-font-color="true" style:text-outline="false" style:text-line-through-style="none" fo:font-family="'Arial Unicode MS'" style:font-family-generic="swiss" style:font-pitch="variable" fo:font-size="18pt" fo:font-style="normal" fo:text-shadow="none" style:text-underline-style="none" fo:font-weight="normal" style:letter-kerning="true" style:font-family-asian="'Arial Unicode MS'" style:font-family-generic-asian="swiss" style:font-pitch-asian="variable" style:font-size-asian="18pt" style:font-style-asian="normal" style:font-weight-asian="normal" style:font-family-complex="'Arial Unicode MS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3f__20_2" style:display-name="??? 2" style:family="graphic">
      <style:paragraph-properties fo:margin-left="0cm" fo:margin-right="0cm" fo:margin-top="0.741cm" fo:margin-bottom="0.37cm" style:line-height-at-least="0.623cm" fo:text-indent="0cm" style:text-autospace="none"/>
      <style:text-properties style:use-window-font-color="true" style:text-outline="false" style:text-line-through-style="none" fo:font-family="'Arial Unicode MS'" style:font-family-generic="swiss" style:font-pitch="variable" fo:font-size="18pt" fo:font-style="normal" fo:text-shadow="none" style:text-underline-style="none" fo:font-weight="normal" style:letter-kerning="true" style:font-family-asian="'Arial Unicode MS'" style:font-family-generic-asian="swiss" style:font-pitch-asian="variable" style:font-size-asian="18pt" style:font-style-asian="normal" style:font-weight-asian="normal" style:font-family-complex="'Arial Unicode MS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7e_LT_7e_Gliederung_20_1" style:display-name="??~LT~Gliederung 1" style:family="graphic">
      <style:paragraph-properties fo:margin-left="0cm" fo:margin-right="0cm" fo:margin-top="0cm" fo:margin-bottom="0.88cm" fo:text-indent="0cm" style:text-autospace="none"/>
      <style:text-properties style:use-window-font-color="true" style:text-outline="false" style:text-line-through-style="none" fo:font-family="'Arial Unicode MS'" style:font-family-generic="swiss" style:font-pitch="variable" fo:font-size="32pt" fo:font-style="normal" fo:text-shadow="none" style:text-underline-style="none" fo:font-weight="normal" style:letter-kerning="true" style:font-family-asian="'Arial Unicode MS'" style:font-family-generic-asian="swiss" style:font-pitch-asian="variable" style:font-size-asian="32pt" style:font-style-asian="normal" style:font-weight-asian="normal" style:font-family-complex="'Arial Unicode M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_3f__3f__7e_LT_7e_Gliederung_20_2" style:display-name="??~LT~Gliederung 2" style:family="graphic">
      <style:paragraph-properties fo:margin-left="0cm" fo:margin-right="0cm" fo:margin-top="0cm" fo:margin-bottom="0.706cm" fo:text-indent="0cm" style:text-autospace="none"/>
      <style:text-properties style:use-window-font-color="true" style:text-outline="false" style:text-line-through-style="none" fo:font-family="'Arial Unicode MS'" style:font-family-generic="swiss" style:font-pitch="variable" fo:font-size="28pt" fo:font-style="normal" fo:text-shadow="none" style:text-underline-style="none" fo:font-weight="normal" style:letter-kerning="true" style:font-family-asian="'Arial Unicode MS'" style:font-family-generic-asian="swiss" style:font-pitch-asian="variable" style:font-size-asian="28pt" style:font-style-asian="normal" style:font-weight-asian="normal" style:font-family-complex="'Arial Unicode MS'" style:font-family-generic-complex="swiss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_3f__3f__7e_LT_7e_Gliederung_20_3" style:display-name="??~LT~Gliederung 3" style:family="graphic">
      <style:paragraph-properties fo:margin-left="0cm" fo:margin-right="0cm" fo:margin-top="0cm" fo:margin-bottom="0.529cm" fo:text-indent="0cm" style:text-autospace="none"/>
      <style:text-properties style:use-window-font-color="true" style:text-outline="false" style:text-line-through-style="none" fo:font-family="'Arial Unicode MS'" style:font-family-generic="swiss" style:font-pitch="variable" fo:font-size="24pt" fo:font-style="normal" fo:text-shadow="none" style:text-underline-style="none" fo:font-weight="normal" style:letter-kerning="true" style:font-family-asian="'Arial Unicode MS'" style:font-family-generic-asian="swiss" style:font-pitch-asian="variable" style:font-size-asian="24pt" style:font-style-asian="normal" style:font-weight-asian="normal" style:font-family-complex="'Arial Unicode MS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_3f__3f__7e_LT_7e_Gliederung_20_4" style:display-name="??~LT~Gliederung 4" style:family="graphic">
      <style:paragraph-properties fo:margin-left="0cm" fo:margin-right="0cm" fo:margin-top="0cm" fo:margin-bottom="0.351cm" fo:text-indent="0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7e_LT_7e_Gliederung_20_5" style:display-name="??~LT~Gliederung 5" style:family="graphic">
      <style:paragraph-properties fo:margin-left="0cm" fo:margin-right="0cm" fo:margin-top="0cm" fo:margin-bottom="0.178cm" fo:text-indent="0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7e_LT_7e_Gliederung_20_6" style:display-name="??~LT~Gliederung 6" style:family="graphic">
      <style:paragraph-properties fo:margin-left="0cm" fo:margin-right="0cm" fo:margin-top="0cm" fo:margin-bottom="0.178cm" fo:text-indent="0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7e_LT_7e_Gliederung_20_7" style:display-name="??~LT~Gliederung 7" style:family="graphic">
      <style:paragraph-properties fo:margin-left="0cm" fo:margin-right="0cm" fo:margin-top="0cm" fo:margin-bottom="0.178cm" fo:text-indent="0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7e_LT_7e_Gliederung_20_8" style:display-name="??~LT~Gliederung 8" style:family="graphic">
      <style:paragraph-properties fo:margin-left="0cm" fo:margin-right="0cm" fo:margin-top="0cm" fo:margin-bottom="0.178cm" fo:text-indent="0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7e_LT_7e_Gliederung_20_9" style:display-name="??~LT~Gliederung 9" style:family="graphic">
      <style:paragraph-properties fo:margin-left="0cm" fo:margin-right="0cm" fo:margin-top="0cm" fo:margin-bottom="0.178cm" fo:text-indent="0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7e_LT_7e_Titel" style:display-name="??~LT~Titel" style:family="graphic">
      <style:paragraph-properties fo:text-align="center" style:text-autospace="none"/>
      <style:text-properties style:use-window-font-color="true" style:text-outline="false" style:text-line-through-style="none" fo:font-family="'Arial Unicode MS'" style:font-family-generic="swiss" style:font-pitch="variable" fo:font-size="44pt" fo:font-style="normal" fo:text-shadow="none" style:text-underline-style="none" fo:font-weight="normal" style:letter-kerning="true" style:font-family-asian="'Arial Unicode MS'" style:font-family-generic-asian="swiss" style:font-pitch-asian="variable" style:font-size-asian="44pt" style:font-style-asian="normal" style:font-weight-asian="normal" style:font-family-complex="'Arial Unicode MS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_3f__3f__7e_LT_7e_Untertitel" style:display-name="??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fo:font-family="'Arial Unicode MS'" style:font-family-generic="swiss" style:font-pitch="variable" fo:font-size="32pt" fo:font-style="normal" fo:text-shadow="none" style:text-underline-style="none" fo:font-weight="normal" style:letter-kerning="true" style:font-family-asian="'Arial Unicode MS'" style:font-family-generic-asian="swiss" style:font-pitch-asian="variable" style:font-size-asian="32pt" style:font-style-asian="normal" style:font-weight-asian="normal" style:font-family-complex="'Arial Unicode M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_3f__3f__7e_LT_7e_Notizen" style:display-name="??~LT~Notizen" style:family="graphic">
      <style:paragraph-properties fo:margin-left="1.058cm" fo:margin-right="0cm" fo:text-indent="-1.058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7e_LT_7e_Hintergrundobjekte" style:display-name="??~LT~Hintergrundobjekte" style:family="graphic">
      <style:paragraph-properties style:text-autospace="none"/>
      <style:text-properties style:letter-kerning="true"/>
    </style:style>
    <style:style style:name="_3f__3f__7e_LT_7e_Hintergrund" style:display-name="??~LT~Hintergrund" style:family="graphic">
      <style:paragraph-properties style:text-autospace="none"/>
      <style:text-properties style:letter-kerning="true"/>
    </style:style>
    <style:style style:name="_3f__3f__3f__3f__3f__3f__20_1" style:display-name="?????? 1" style:family="graphic">
      <style:paragraph-properties fo:margin-left="0cm" fo:margin-right="0cm" fo:margin-top="0cm" fo:margin-bottom="0.88cm" fo:text-indent="0cm" style:text-autospace="none"/>
      <style:text-properties style:use-window-font-color="true" style:text-outline="false" style:text-line-through-style="none" fo:font-family="'Arial Unicode MS'" style:font-family-generic="swiss" style:font-pitch="variable" fo:font-size="32pt" fo:font-style="normal" fo:text-shadow="none" style:text-underline-style="none" fo:font-weight="normal" style:letter-kerning="true" style:font-family-asian="'Arial Unicode MS'" style:font-family-generic-asian="swiss" style:font-pitch-asian="variable" style:font-size-asian="32pt" style:font-style-asian="normal" style:font-weight-asian="normal" style:font-family-complex="'Arial Unicode M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_3f__3f__3f__3f__3f__3f__20_2" style:display-name="?????? 2" style:family="graphic">
      <style:paragraph-properties fo:margin-left="0cm" fo:margin-right="0cm" fo:margin-top="0cm" fo:margin-bottom="0.706cm" fo:text-indent="0cm" style:text-autospace="none"/>
      <style:text-properties style:use-window-font-color="true" style:text-outline="false" style:text-line-through-style="none" fo:font-family="'Arial Unicode MS'" style:font-family-generic="swiss" style:font-pitch="variable" fo:font-size="28pt" fo:font-style="normal" fo:text-shadow="none" style:text-underline-style="none" fo:font-weight="normal" style:letter-kerning="true" style:font-family-asian="'Arial Unicode MS'" style:font-family-generic-asian="swiss" style:font-pitch-asian="variable" style:font-size-asian="28pt" style:font-style-asian="normal" style:font-weight-asian="normal" style:font-family-complex="'Arial Unicode MS'" style:font-family-generic-complex="swiss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_3f__3f__3f__3f__3f__3f__20_3" style:display-name="?????? 3" style:family="graphic">
      <style:paragraph-properties fo:margin-left="0cm" fo:margin-right="0cm" fo:margin-top="0cm" fo:margin-bottom="0.529cm" fo:text-indent="0cm" style:text-autospace="none"/>
      <style:text-properties style:use-window-font-color="true" style:text-outline="false" style:text-line-through-style="none" fo:font-family="'Arial Unicode MS'" style:font-family-generic="swiss" style:font-pitch="variable" fo:font-size="24pt" fo:font-style="normal" fo:text-shadow="none" style:text-underline-style="none" fo:font-weight="normal" style:letter-kerning="true" style:font-family-asian="'Arial Unicode MS'" style:font-family-generic-asian="swiss" style:font-pitch-asian="variable" style:font-size-asian="24pt" style:font-style-asian="normal" style:font-weight-asian="normal" style:font-family-complex="'Arial Unicode MS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_3f__3f__3f__3f__3f__3f__20_4" style:display-name="?????? 4" style:family="graphic">
      <style:paragraph-properties fo:margin-left="0cm" fo:margin-right="0cm" fo:margin-top="0cm" fo:margin-bottom="0.351cm" fo:text-indent="0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3f__3f__3f__3f__20_5" style:display-name="?????? 5" style:family="graphic">
      <style:paragraph-properties fo:margin-left="0cm" fo:margin-right="0cm" fo:margin-top="0cm" fo:margin-bottom="0.178cm" fo:text-indent="0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3f__3f__3f__3f__20_6" style:display-name="?????? 6" style:family="graphic">
      <style:paragraph-properties fo:margin-left="0cm" fo:margin-right="0cm" fo:margin-top="0cm" fo:margin-bottom="0.178cm" fo:text-indent="0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3f__3f__3f__3f__20_7" style:display-name="?????? 7" style:family="graphic">
      <style:paragraph-properties fo:margin-left="0cm" fo:margin-right="0cm" fo:margin-top="0cm" fo:margin-bottom="0.178cm" fo:text-indent="0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3f__3f__3f__3f__20_8" style:display-name="?????? 8" style:family="graphic">
      <style:paragraph-properties fo:margin-left="0cm" fo:margin-right="0cm" fo:margin-top="0cm" fo:margin-bottom="0.178cm" fo:text-indent="0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3f__3f__3f__3f__20_9" style:display-name="?????? 9" style:family="graphic">
      <style:paragraph-properties fo:margin-left="0cm" fo:margin-right="0cm" fo:margin-top="0cm" fo:margin-bottom="0.178cm" fo:text-indent="0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ヒラギノ明朝 ProN W3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ヒラギノ明朝 ProN W3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ヒラギノ明朝 ProN W3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ヒラギノ明朝 ProN W3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番号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標準" style:page-layout-name="PM1" draw:style-name="Mdp1"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番号&gt;</text:page-number></text:span></text:p>
        </draw:text-box>
      </draw:frame>
      <presentation:notes style:page-layout-name="PM0"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6-03T12:17:15</meta:creation-date>
    <meta:editing-duration>PT1H3M55S</meta:editing-duration>
    <meta:editing-cycles>22</meta:editing-cycles>
    <dc:date>2014-06-04T14:19:16</dc:date>
    <meta:generator>LibreOffice/3.5$MacOSX_x86 LibreOffice_project/165a79a-7059095-e13bb37-fef39a4-9503d18</meta:generator>
    <meta:document-statistic meta:object-count="54"/>
  </office:meta>
</office:document-meta>
</file>